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162a" officeooo:paragraph-rsid="0011162a"/>
    </style:style>
    <style:style style:name="P2" style:family="paragraph" style:parent-style-name="Standard">
      <style:text-properties fo:font-weight="normal" officeooo:rsid="0011162a" officeooo:paragraph-rsid="0011162a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11162a" officeooo:paragraph-rsid="0011162a" style:font-weight-asian="normal" style:font-weight-complex="normal"/>
    </style:style>
    <style:style style:name="P4" style:family="paragraph" style:parent-style-name="Standard">
      <style:text-properties fo:font-weight="normal" officeooo:rsid="0011db4c" officeooo:paragraph-rsid="0011db4c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11db4c" officeooo:paragraph-rsid="0011db4c" style:font-weight-asian="normal" style:font-weight-complex="normal"/>
    </style:style>
    <style:style style:name="P6" style:family="paragraph" style:parent-style-name="Standard">
      <style:text-properties fo:font-weight="normal" officeooo:rsid="0011db4c" officeooo:paragraph-rsid="00169a35" style:font-weight-asian="normal" style:font-weight-complex="normal"/>
    </style:style>
    <style:style style:name="P7" style:family="paragraph" style:parent-style-name="Standard">
      <style:text-properties fo:font-weight="normal" officeooo:rsid="0013b682" officeooo:paragraph-rsid="00180272" style:font-weight-asian="normal" style:font-weight-complex="normal"/>
    </style:style>
    <style:style style:name="P8" style:family="paragraph" style:parent-style-name="Standard">
      <style:text-properties fo:font-weight="normal" officeooo:rsid="0014673c" officeooo:paragraph-rsid="0014673c" style:font-weight-asian="normal" style:font-weight-complex="normal"/>
    </style:style>
    <style:style style:name="P9" style:family="paragraph" style:parent-style-name="Standard">
      <style:text-properties fo:font-weight="bold" officeooo:rsid="0014673c" officeooo:paragraph-rsid="0014673c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1db4c" officeooo:paragraph-rsid="0011db4c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1db4c" officeooo:paragraph-rsid="001549e3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13b682" officeooo:paragraph-rsid="0013b682" style:font-weight-asian="bold" style:font-weight-complex="bold"/>
    </style:style>
    <style:style style:name="P13" style:family="paragraph" style:parent-style-name="Standard">
      <style:text-properties style:text-underline-style="none" fo:font-weight="normal" officeooo:rsid="0013b682" officeooo:paragraph-rsid="0013b682" style:font-weight-asian="normal" style:font-weight-complex="normal"/>
    </style:style>
    <style:style style:name="P14" style:family="paragraph" style:parent-style-name="Standard" style:list-style-name="L2">
      <style:text-properties style:text-underline-style="none" fo:font-weight="normal" officeooo:rsid="0013b682" officeooo:paragraph-rsid="0013b682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3b682" officeooo:paragraph-rsid="001549e3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4673c" officeooo:paragraph-rsid="0014673c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69a35" officeooo:paragraph-rsid="00169a35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69a35" officeooo:paragraph-rsid="001b6e14" style:font-weight-asian="normal" style:font-weight-complex="normal"/>
    </style:style>
    <style:style style:name="P19" style:family="paragraph" style:parent-style-name="Standard">
      <style:text-properties officeooo:rsid="0013b682" officeooo:paragraph-rsid="0013b682"/>
    </style:style>
    <style:style style:name="P20" style:family="paragraph" style:parent-style-name="Standard" style:list-style-name="L4">
      <style:text-properties officeooo:rsid="0013b682" officeooo:paragraph-rsid="0013b682"/>
    </style:style>
    <style:style style:name="P21" style:family="paragraph" style:parent-style-name="Standard">
      <style:text-properties officeooo:rsid="0013b682" officeooo:paragraph-rsid="00169a35"/>
    </style:style>
    <style:style style:name="P22" style:family="paragraph" style:parent-style-name="Standard">
      <style:text-properties officeooo:paragraph-rsid="0013b682"/>
    </style:style>
    <style:style style:name="P23" style:family="paragraph" style:parent-style-name="Standard">
      <style:text-properties officeooo:rsid="0014673c" officeooo:paragraph-rsid="0014673c"/>
    </style:style>
    <style:style style:name="P24" style:family="paragraph" style:parent-style-name="Standard">
      <style:text-properties officeooo:paragraph-rsid="0014673c"/>
    </style:style>
    <style:style style:name="P25" style:family="paragraph" style:parent-style-name="Standard">
      <style:text-properties officeooo:paragraph-rsid="00169a3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673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1db4c"/>
    </style:style>
    <style:style style:name="T5" style:family="text">
      <style:text-properties style:text-underline-style="none" fo:font-weight="normal" officeooo:rsid="00169a35" style:font-weight-asian="normal" style:font-weight-complex="normal"/>
    </style:style>
    <style:style style:name="T6" style:family="text">
      <style:text-properties officeooo:rsid="0014673c"/>
    </style:style>
    <style:style style:name="T7" style:family="text">
      <style:text-properties style:text-underline-style="solid" style:text-underline-width="auto" style:text-underline-color="font-color" fo:font-weight="bold" officeooo:rsid="0013b682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14673c" style:font-weight-asian="bold" style:font-weight-complex="bold"/>
    </style:style>
    <style:style style:name="T9" style:family="text">
      <style:text-properties officeooo:rsid="001549e3"/>
    </style:style>
    <style:style style:name="T10" style:family="text">
      <style:text-properties officeooo:rsid="00169a35"/>
    </style:style>
    <style:style style:name="T11" style:family="text">
      <style:text-properties officeooo:rsid="00180272"/>
    </style:style>
    <style:style style:name="T12" style:family="text">
      <style:text-properties officeooo:rsid="001b6e1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advanced manual:</text:p>
      <text:p text:style-name="P1"/>
      <text:p text:style-name="P1">In order to import the python module, the syntax import <text:span text:style-name="T1">EcoPackage </text:span><text:span text:style-name="T3">should be included in the users python file, and the EcoPackage should be installed form </text:span><text:a xlink:type="simple" xlink:href="https://github.com/ThePraeceps/ecoduck-software" text:style-name="Internet_20_link" text:visited-style-name="Visited_20_Internet_20_Link"><text:span text:style-name="T1">https://github.com/ThePraeceps/ecoduck-software</text:span></text:a></text:p>
      <text:p text:style-name="P1"><text:span text:style-name="T1"/></text:p>
      <text:p text:style-name="P4">The python module contains four functions that the user can make use of. These functions are as follow: </text:p>
      <text:p text:style-name="P2"/>
      <text:list xml:id="list8361897958315037701" text:style-name="L1">
        <text:list-item>
          <text:p text:style-name="P3"><text:span text:style-name="T4">p</text:span>ress</text:p>
        </text:list-item>
        <text:list-item>
          <text:p text:style-name="P3"><text:span text:style-name="T4">typeText</text:span></text:p>
        </text:list-item>
        <text:list-item>
          <text:p text:style-name="P5">createHIDpack</text:p>
        </text:list-item>
        <text:list-item>
          <text:p text:style-name="P5">sendHIDpack</text:p>
        </text:list-item>
      </text:list>
      <text:p text:style-name="P4"/>
      <text:p text:style-name="P21"><text:span text:style-name="T10">K</text:span>eypressList is a list of the keypresses to be included in one packet and <text:span text:style-name="T10">M</text:span>odifierList is a list of all the modifiers that are to be set. </text:p>
      <text:p text:style-name="P6"/>
      <text:p text:style-name="P7">The purpose of these functions and how they can be used can be seen below;</text:p>
      <text:p text:style-name="P4"/>
      <text:p text:style-name="P10">press<text:span text:style-name="T6">()</text:span></text:p>
      <text:p text:style-name="P10"/>
      <text:p text:style-name="P15">This function <text:span text:style-name="T9">takes in a string which will contain the keypresses and modifiers that the user wants to execute. </text:span></text:p>
      <text:p text:style-name="P15"/>
      <text:p text:style-name="P15"><text:span text:style-name="T9">If the user wanted to press CTRL, ALT, DELETE , the string that would be passed into the function is processed as “LCTRL+LALT+delete”. The string would then be split using the “+” symbol to seperate each individual keypress and modifier. </text:span></text:p>
      <text:p text:style-name="P15"/>
      <text:p text:style-name="P17">For each <text:span text:style-name="T11">part of the string that was seperated using the “+” symbol</text:span>, the function would run through a loop check to see if a modifier was set. If <text:span text:style-name="T11">a modifer was set</text:span>, the ModifierList would then be appended to include the modifier. If the <text:span text:style-name="T11">part of the string</text:span> <text:span text:style-name="T11">isn’t</text:span> a modifier, the KeypressList would be appended.</text:p>
      <text:p text:style-name="P17"/>
      <text:p text:style-name="P25"><text:span text:style-name="T5">From this, the function </text:span>sendHIDpack(createHIDpack(<text:span text:style-name="T10">Keypress</text:span>List,ModifierList)) <text:span text:style-name="T10">would be called.</text:span></text:p>
      <text:p text:style-name="P11"/>
      <text:p text:style-name="P12">typeText<text:span text:style-name="T6">()</text:span></text:p>
      <text:p text:style-name="P12"/>
      <text:p text:style-name="P18"><text:span text:style-name="T12">I</text:span>t types.</text:p>
      <text:p text:style-name="P12"/>
      <text:p text:style-name="P22"><text:span text:style-name="T7">createHIDpack</text:span><text:span text:style-name="T8">(</text:span><text:span text:style-name="T1">ScanCodes = [], modifiers = []</text:span><text:span text:style-name="T2">)</text:span></text:p>
      <text:p text:style-name="P12"/>
      <text:p text:style-name="P13">This function will take in a list of keypresses, and a list of modifiers that are to be set. A maximum of six keypresses can be passed in. The function will then form and return a HID packet.</text:p>
      <text:p text:style-name="P13"/>
      <text:p text:style-name="P13">The modifiers that can be set are:</text:p>
      <text:p text:style-name="P13"/>
      <text:list xml:id="list4424823326111976069" text:style-name="L2">
        <text:list-item>
          <text:p text:style-name="P14">Right GUI</text:p>
        </text:list-item>
        <text:list-item>
          <text:p text:style-name="P14">Right Alt key</text:p>
        </text:list-item>
        <text:list-item>
          <text:p text:style-name="P14">Right Shift key</text:p>
        </text:list-item>
        <text:list-item>
          <text:p text:style-name="P14">Right CTRL key</text:p>
        </text:list-item>
        <text:list-item>
          <text:p text:style-name="P14">Left GUI</text:p>
        </text:list-item>
        <text:list-item>
          <text:p text:style-name="P14">Left Alt key</text:p>
        </text:list-item>
        <text:list-item>
          <text:p text:style-name="P14"><text:soft-page-break/>Left Shift key</text:p>
        </text:list-item>
        <text:list-item>
          <text:p text:style-name="P14">Left CTRL key</text:p>
        </text:list-item>
      </text:list>
      <text:p text:style-name="P13"/>
      <text:p text:style-name="P19">The syntax for the create<text:span text:style-name="T9">H</text:span>IDpack function is as follows:</text:p>
      <text:p text:style-name="P19"/>
      <text:p text:style-name="P19">createHIDpack(<text:span text:style-name="T10">K</text:span>eypressList, <text:span text:style-name="T10">M</text:span>odifierList)</text:p>
      <text:p text:style-name="P19"/>
      <text:p text:style-name="P19">The syntax for the modifiers is: </text:p>
      <text:p text:style-name="P19"/>
      <text:list xml:id="list3949513907899032018" text:style-name="L4">
        <text:list-item>
          <text:p text:style-name="P20">RGUI</text:p>
        </text:list-item>
        <text:list-item>
          <text:p text:style-name="P20">RALT</text:p>
        </text:list-item>
        <text:list-item>
          <text:p text:style-name="P20">RSHIFT</text:p>
        </text:list-item>
        <text:list-item>
          <text:p text:style-name="P20">RCTRL</text:p>
        </text:list-item>
        <text:list-item>
          <text:p text:style-name="P20">LGUI</text:p>
        </text:list-item>
        <text:list-item>
          <text:p text:style-name="P20">LALT</text:p>
        </text:list-item>
        <text:list-item>
          <text:p text:style-name="P20">LSHIFT</text:p>
        </text:list-item>
        <text:list-item>
          <text:p text:style-name="P20">LCTRL</text:p>
        </text:list-item>
      </text:list>
      <text:p text:style-name="P19"/>
      <text:p text:style-name="P23">Therefore if a user wanted to create a HID packet for CTRL ALT DELETE it could be done as follows</text:p>
      <text:p text:style-name="P9"/>
      <text:p text:style-name="P9"><text:span text:style-name="T10">K</text:span>eypresses = [“delete”]</text:p>
      <text:p text:style-name="P9">Modifiers = [“LCTRL”, <text:s/>“LALT”]</text:p>
      <text:p text:style-name="P9"/>
      <text:p text:style-name="P9">HIDpacket = createHIDpack(keypresses,modifiers)</text:p>
      <text:p text:style-name="P9"/>
      <text:p text:style-name="P8"/>
      <text:p text:style-name="P12"/>
      <text:p text:style-name="P12"/>
      <text:p text:style-name="P24"><text:span text:style-name="T7">sendHIDpack</text:span><text:span text:style-name="T8">(</text:span><text:span text:style-name="T1">HIDpack</text:span><text:span text:style-name="T8">)</text:span></text:p>
      <text:p text:style-name="P12"/>
      <text:p text:style-name="P16">This function takes in a HID packet and will send it to the target devi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2:34:10.292523812</meta:creation-date>
    <dc:date>2019-02-19T14:57:22.730688640</dc:date>
    <meta:editing-duration>PT1H8M5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44" meta:word-count="386" meta:character-count="2209" meta:non-whitespace-character-count="1881"/>
  </office:meta>
</office:document-meta>
</file>